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oman illustré présentant les prémices des épisodes télévisés du Petit Prince à qui on a imaginé de nouvelles aventures en greffant à sa quête originale un autre combat: celui de contrer la funeste entreprise du serpent qui menace d'éteindre les planètes une à une en puisant chez ses victimes leurs énergies négatives. Le renard accompagne et épaule l'enfant blond durant ce voyage interplanétaire aux mille et un risques. Une série de romans poche (folio cadet) reprend ensuite les ingrédients du classique pour produire des scénarios pouvant procurer un moment de détente agréabl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3T15:17:24.291000000</dc:date>
    <meta:editing-duration>PT10S</meta:editing-duration>
    <meta:editing-cycles>2</meta:editing-cycles>
    <meta:generator>LibreOffice/7.3.7.2$Windows_X86_64 LibreOffice_project/e114eadc50a9ff8d8c8a0567d6da8f454beeb84f</meta:generator>
    <meta:document-statistic meta:table-count="0" meta:image-count="0" meta:object-count="0" meta:page-count="1" meta:paragraph-count="1" meta:word-count="92" meta:character-count="585" meta:non-whitespace-character-count="493"/>
  </office:meta>
</office:document-meta>
</file>